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9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de-sabbamitta</text:p>
          </table:table-cell>
          <table:table-cell office:value-type="string" calcext:value-type="string">
            <text:p>translation-en-sujato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-pli-ms</text:p>
          </table:table-cell>
        </table:table-row>
        <table:table-row table:style-name="ro1">
          <table:table-cell office:value-type="string" calcext:value-type="string">
            <text:p>ud5.5:0.1</text:p>
          </table:table-cell>
          <table:table-cell office:value-type="string" calcext:value-type="string">
            <text:p>Udāna 5.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eader&gt;&lt;p class='division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0.2</text:p>
          </table:table-cell>
          <table:table-cell office:value-type="string" calcext:value-type="string">
            <text:p>Uposathasutt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1&gt;{}&lt;/h1&gt;&lt;/heade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1.1</text:p>
          </table:table-cell>
          <table:table-cell office:value-type="string" calcext:value-type="string">
            <text:p>Evaṃ me sutaṃ—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&lt;span class='evam'&gt;{}&lt;/span&gt;</text:p>
          </table:table-cell>
          <table:table-cell office:value-type="string" calcext:value-type="string">
            <text:p>csp1ed18.138, csp2ed18.138, ms18Ud_383, msdiv45, ndp20.123, sc1, vri47.127</text:p>
          </table:table-cell>
          <table:table-cell/>
        </table:table-row>
        <table:table-row table:style-name="ro1">
          <table:table-cell office:value-type="string" calcext:value-type="string">
            <text:p>ud5.5:1.2</text:p>
          </table:table-cell>
          <table:table-cell office:value-type="string" calcext:value-type="string">
            <text:p><text:s/>ekaṃ samayaṃ bhagavā sāvatthiyaṃ viharati pubbārāme migāramātupāsāde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yaṃ → ayampi (sabbattha)</text:p>
          </table:table-cell>
        </table:table-row>
        <table:table-row table:style-name="ro1">
          <table:table-cell office:value-type="string" calcext:value-type="string">
            <text:p>ud5.5:1.3</text:p>
          </table:table-cell>
          <table:table-cell office:value-type="string" calcext:value-type="string">
            <text:p>Tena kho pana samayena bhagavā tadahuposathe bhikkhusaṃghaparivuto nisinno ho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2.1</text:p>
          </table:table-cell>
          <table:table-cell office:value-type="string" calcext:value-type="string">
            <text:p>Atha kho āyasmā ānando abhikkantāya rattiyā, nikkhante paṭhame yāme, uṭṭhāyāsanā ekaṃsaṃ uttarāsaṅgaṃ karitvā yena bhagavā tenañjaliṃ paṇāmetvā bhagavantaṃ etadavoca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c0.164, ms18Ud_384, sc2</text:p>
          </table:table-cell>
          <table:table-cell office:value-type="string" calcext:value-type="string">
            <text:p>uttarāsaṅgaṃ → cīvaraṃ (sabbattha)</text:p>
          </table:table-cell>
        </table:table-row>
        <table:table-row table:style-name="ro1">
          <table:table-cell office:value-type="string" calcext:value-type="string">
            <text:p>ud5.5:2.2</text:p>
          </table:table-cell>
          <table:table-cell office:value-type="string" calcext:value-type="string">
            <text:p>“abhikkantā, bhante, rat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2.3</text:p>
          </table:table-cell>
          <table:table-cell office:value-type="string" calcext:value-type="string">
            <text:p>nikkhanto paṭhamo yām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2.4</text:p>
          </table:table-cell>
          <table:table-cell office:value-type="string" calcext:value-type="string">
            <text:p>ciranisinno bhikkhusaṃgh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2.5</text:p>
          </table:table-cell>
          <table:table-cell office:value-type="string" calcext:value-type="string">
            <text:p>uddisatu, bhante, bhagavā bhikkhūnaṃ pātimokkhan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2.6</text:p>
          </table:table-cell>
          <table:table-cell office:value-type="string" calcext:value-type="string">
            <text:p>Evaṃ vutte, bhagavā tuṇhī ahos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Evaṃ vutte → atha kho (sabbattha)</text:p>
          </table:table-cell>
        </table:table-row>
        <table:table-row table:style-name="ro1">
          <table:table-cell office:value-type="string" calcext:value-type="string">
            <text:p>ud5.5:3.1</text:p>
          </table:table-cell>
          <table:table-cell office:value-type="string" calcext:value-type="string">
            <text:p>Dutiyampi kho āyasmā ānando abhikkantāya rattiyā, nikkhante majjhime yāme, uṭṭhāyāsanā ekaṃsaṃ uttarāsaṅgaṃ karitvā yena bhagavā tenañjaliṃ paṇāmetvā bhagavantaṃ etadavoca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cck25.124, dr25.182, ms18Ud_385, pts-vp-pli52, sc3</text:p>
          </table:table-cell>
          <table:table-cell/>
        </table:table-row>
        <table:table-row table:style-name="ro1">
          <table:table-cell office:value-type="string" calcext:value-type="string">
            <text:p>ud5.5:3.2</text:p>
          </table:table-cell>
          <table:table-cell office:value-type="string" calcext:value-type="string">
            <text:p>“abhikkantā, bhante, rat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3.3</text:p>
          </table:table-cell>
          <table:table-cell office:value-type="string" calcext:value-type="string">
            <text:p>nikkhanto majjhimo yām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3.4</text:p>
          </table:table-cell>
          <table:table-cell office:value-type="string" calcext:value-type="string">
            <text:p>ciranisinno bhikkhusaṅgh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3.5</text:p>
          </table:table-cell>
          <table:table-cell office:value-type="string" calcext:value-type="string">
            <text:p>uddisatu, bhante, bhagavā bhikkhūnaṃ pātimokkhan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3.6</text:p>
          </table:table-cell>
          <table:table-cell office:value-type="string" calcext:value-type="string">
            <text:p>Dutiyampi kho bhagavā tuṇhī ahos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4.1</text:p>
          </table:table-cell>
          <table:table-cell office:value-type="string" calcext:value-type="string">
            <text:p>Tatiyampi kho āyasmā ānando abhikkantāya rattiyā, nikkhante pacchime yāme, uddhaste aruṇe, nandimukhiyā rattiyā uṭṭhāyāsanā ekaṃsaṃ uttarāsaṅgaṃ karitvā yena bhagavā tenañjaliṃ paṇāmetvā bhagavantaṃ etadavoca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18Ud_386, sc4, sya25.151</text:p>
          </table:table-cell>
          <table:table-cell/>
        </table:table-row>
        <table:table-row table:style-name="ro1">
          <table:table-cell office:value-type="string" calcext:value-type="string">
            <text:p>ud5.5:4.2</text:p>
          </table:table-cell>
          <table:table-cell office:value-type="string" calcext:value-type="string">
            <text:p>“abhikkantā, bhante, rat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4.3</text:p>
          </table:table-cell>
          <table:table-cell office:value-type="string" calcext:value-type="string">
            <text:p>nikkhanto pacchimo yām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4.4</text:p>
          </table:table-cell>
          <table:table-cell office:value-type="string" calcext:value-type="string">
            <text:p>uddhasto aruṇ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4.5</text:p>
          </table:table-cell>
          <table:table-cell office:value-type="string" calcext:value-type="string">
            <text:p>nandimukhī rat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4.6</text:p>
          </table:table-cell>
          <table:table-cell office:value-type="string" calcext:value-type="string">
            <text:p>ciranisinno bhikkhusaṅgh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4.7</text:p>
          </table:table-cell>
          <table:table-cell office:value-type="string" calcext:value-type="string">
            <text:p>uddisatu, bhante, bhagavā bhikkhūnaṃ pātimokkhan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4.8</text:p>
          </table:table-cell>
          <table:table-cell office:value-type="string" calcext:value-type="string">
            <text:p>“Aparisuddhā, ānanda, parisā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5.1</text:p>
          </table:table-cell>
          <table:table-cell office:value-type="string" calcext:value-type="string">
            <text:p>Atha kho āyasmato mahāmoggallānassa etadahosi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bj24.230, csp1ed18.139, csp2ed18.139, ms18Ud_387, ndp20.124, sc5, vri47.128</text:p>
          </table:table-cell>
          <table:table-cell/>
        </table:table-row>
        <table:table-row table:style-name="ro1">
          <table:table-cell office:value-type="string" calcext:value-type="string">
            <text:p>ud5.5:5.2</text:p>
          </table:table-cell>
          <table:table-cell office:value-type="string" calcext:value-type="string">
            <text:p>“kaṃ nu kho bhagavā puggalaṃ sandhāya evamāha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5.3</text:p>
          </table:table-cell>
          <table:table-cell office:value-type="string" calcext:value-type="string">
            <text:p>‘aparisuddhā, ānanda, parisā’”ti?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5.4</text:p>
          </table:table-cell>
          <table:table-cell office:value-type="string" calcext:value-type="string">
            <text:p>Atha kho āyasmā mahāmoggallāno sabbāvantaṃ bhikkhusaṃghaṃ cetasā ceto paricca manasākās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5.5</text:p>
          </table:table-cell>
          <table:table-cell office:value-type="string" calcext:value-type="string">
            <text:p>Addasā kho āyasmā mahāmoggallāno taṃ puggalaṃ dussīlaṃ pāpadhammaṃ asuciṃ saṅkassarasamācāraṃ paṭicchannakammantaṃ assamaṇaṃ samaṇapaṭiññaṃ abrahmacāriṃ brahmacāripaṭiññaṃ antopūtiṃ avassutaṃ kasambujātaṃ majjhe bhikkhusaṃghassa nisinn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5.6</text:p>
          </table:table-cell>
          <table:table-cell office:value-type="string" calcext:value-type="string">
            <text:p>Disvāna uṭṭhāyāsanā yena so puggalo tenupasaṅkami; upasaṅkamitvā taṃ puggalaṃ etadavoca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5.7</text:p>
          </table:table-cell>
          <table:table-cell office:value-type="string" calcext:value-type="string">
            <text:p>“uṭṭhehi, āvuso, diṭṭhosi bhagavat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5.8</text:p>
          </table:table-cell>
          <table:table-cell office:value-type="string" calcext:value-type="string">
            <text:p>natthi te bhikkhūhi saddhiṃ saṃvāso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5.9</text:p>
          </table:table-cell>
          <table:table-cell office:value-type="string" calcext:value-type="string">
            <text:p>Evaṃ vutte, so puggalo tuṇhī ahos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6.1</text:p>
          </table:table-cell>
          <table:table-cell office:value-type="string" calcext:value-type="string">
            <text:p>Dutiyampi kho āyasmā mahāmoggallāno taṃ puggalaṃ etadavoca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dr25.183, mc0.165, ms18Ud_388, sc6, sya25.152</text:p>
          </table:table-cell>
          <table:table-cell/>
        </table:table-row>
        <table:table-row table:style-name="ro1">
          <table:table-cell office:value-type="string" calcext:value-type="string">
            <text:p>ud5.5:6.2</text:p>
          </table:table-cell>
          <table:table-cell office:value-type="string" calcext:value-type="string">
            <text:p>“uṭṭhehi, āvuso, diṭṭhosi bhagavat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6.3</text:p>
          </table:table-cell>
          <table:table-cell office:value-type="string" calcext:value-type="string">
            <text:p>natthi te bhikkhūhi saddhiṃ saṃvāso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6.4</text:p>
          </table:table-cell>
          <table:table-cell office:value-type="string" calcext:value-type="string">
            <text:p>Dutiyampi kho …pe…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6.5</text:p>
          </table:table-cell>
          <table:table-cell office:value-type="string" calcext:value-type="string">
            <text:p>tatiyampi kho so puggalo tuṇhī ahos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7.1</text:p>
          </table:table-cell>
          <table:table-cell office:value-type="string" calcext:value-type="string">
            <text:p>Atha kho āyasmā mahāmoggallāno taṃ puggalaṃ bāhāyaṃ gahetvā bahidvārakoṭṭhakā nikkhāmetvā sūcighaṭikaṃ datvā yena bhagavā tenupasaṅkami; upasaṅkamitvā bhagavantaṃ etadavoca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cck25.125, ms18Ud_389, sc7</text:p>
          </table:table-cell>
          <table:table-cell/>
        </table:table-row>
        <table:table-row table:style-name="ro1">
          <table:table-cell office:value-type="string" calcext:value-type="string">
            <text:p>ud5.5:7.2</text:p>
          </table:table-cell>
          <table:table-cell office:value-type="string" calcext:value-type="string">
            <text:p>“nikkhāmito, bhante, so puggalo may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7.3</text:p>
          </table:table-cell>
          <table:table-cell office:value-type="string" calcext:value-type="string">
            <text:p>Parisuddhā paris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7.4</text:p>
          </table:table-cell>
          <table:table-cell office:value-type="string" calcext:value-type="string">
            <text:p>Uddisatu, bhante, bhagavā bhikkhūnaṃ pātimokkhan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7.5</text:p>
          </table:table-cell>
          <table:table-cell office:value-type="string" calcext:value-type="string">
            <text:p>“Acchariyaṃ, moggallāna, abbhutaṃ, moggallāna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7.6</text:p>
          </table:table-cell>
          <table:table-cell office:value-type="string" calcext:value-type="string">
            <text:p>Yāva bāhāgahaṇāpi nāma so moghapuriso āgamessatī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8.1</text:p>
          </table:table-cell>
          <table:table-cell office:value-type="string" calcext:value-type="string">
            <text:p>Atha kho bhagavā bhikkhū āmantesi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18Ud_390, pts-vp-pli53, sc8</text:p>
          </table:table-cell>
          <table:table-cell/>
        </table:table-row>
        <table:table-row table:style-name="ro1">
          <table:table-cell office:value-type="string" calcext:value-type="string">
            <text:p>ud5.5:8.2</text:p>
          </table:table-cell>
          <table:table-cell office:value-type="string" calcext:value-type="string">
            <text:p>“na dānāhaṃ, bhikkhave, ito paraṃ uposathaṃ karissāmi, pātimokkhaṃ uddisissām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na dānāhaṃ, bhikkhave, ito paraṃ → na dānāhaṃ bhikkhave ajjatagge (an8.20:1 [20. Uposathasutta])</text:p>
          </table:table-cell>
        </table:table-row>
        <table:table-row table:style-name="ro1">
          <table:table-cell office:value-type="string" calcext:value-type="string">
            <text:p>ud5.5:8.3</text:p>
          </table:table-cell>
          <table:table-cell office:value-type="string" calcext:value-type="string">
            <text:p>Tumheva dāni, bhikkhave, ito paraṃ uposathaṃ kareyyātha, pātimokkhaṃ uddiseyyātha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8.4</text:p>
          </table:table-cell>
          <table:table-cell office:value-type="string" calcext:value-type="string">
            <text:p>Aṭṭhānametaṃ, bhikkhave, anavakāso yaṃ tathāgato aparisuddhāya parisāya uposathaṃ kareyya, pātimokkhaṃ uddiseyya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9.1</text:p>
          </table:table-cell>
          <table:table-cell office:value-type="string" calcext:value-type="string">
            <text:p>Aṭṭhime, bhikkhave, mahāsamudde acchariyā abbhutā dhammā, ye disvā disvā asurā mahāsamudde abhiraman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18Ud_391, sc9</text:p>
          </table:table-cell>
          <table:table-cell/>
        </table:table-row>
        <table:table-row table:style-name="ro1">
          <table:table-cell office:value-type="string" calcext:value-type="string">
            <text:p>ud5.5:9.2</text:p>
          </table:table-cell>
          <table:table-cell office:value-type="string" calcext:value-type="string">
            <text:p>Katame aṭṭha?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10.1</text:p>
          </table:table-cell>
          <table:table-cell office:value-type="string" calcext:value-type="string">
            <text:p>Mahāsamuddo, bhikkhave, anupubbaninno anupubbapoṇo anupubbapabbhāro, na āyatakeneva papāt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dr25.184, ms18Ud_392, sc10</text:p>
          </table:table-cell>
          <table:table-cell/>
        </table:table-row>
        <table:table-row table:style-name="ro1">
          <table:table-cell office:value-type="string" calcext:value-type="string">
            <text:p>ud5.5:10.2</text:p>
          </table:table-cell>
          <table:table-cell office:value-type="string" calcext:value-type="string">
            <text:p>Yampi, bhikkhave, mahāsamuddo anupubbaninno anupubbapoṇo anupubbapabbhāro na āyatakeneva papāt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Yampi → yaṃ (bj, sya-all, mr)</text:p>
          </table:table-cell>
        </table:table-row>
        <table:table-row table:style-name="ro1">
          <table:table-cell office:value-type="string" calcext:value-type="string">
            <text:p>ud5.5:10.3</text:p>
          </table:table-cell>
          <table:table-cell office:value-type="string" calcext:value-type="string">
            <text:p>ayaṃ, bhikkhave, mahāsamudde paṭhamo acchariyo abbhuto dhammo, yaṃ disvā disvā asurā mahāsamudde abhiraman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11.1</text:p>
          </table:table-cell>
          <table:table-cell office:value-type="string" calcext:value-type="string">
            <text:p>Puna caparaṃ, bhikkhave, mahāsamuddo ṭhitadhammo velaṃ nātivatta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csp1ed18.140, csp2ed18.140, mc0.166, ms18Ud_393, sc11, sya25.153</text:p>
          </table:table-cell>
          <table:table-cell/>
        </table:table-row>
        <table:table-row table:style-name="ro1">
          <table:table-cell office:value-type="string" calcext:value-type="string">
            <text:p>ud5.5:11.2</text:p>
          </table:table-cell>
          <table:table-cell office:value-type="string" calcext:value-type="string">
            <text:p>Yampi, bhikkhave, mahāsamuddo ṭhitadhammo velaṃ nātivatta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11.3</text:p>
          </table:table-cell>
          <table:table-cell office:value-type="string" calcext:value-type="string">
            <text:p>ayaṃ, bhikkhave, mahāsamudde dutiyo acchariyo abbhuto dhammo, yaṃ disvā disvā asurā mahāsamudde abhiraman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12.1</text:p>
          </table:table-cell>
          <table:table-cell office:value-type="string" calcext:value-type="string">
            <text:p>Puna caparaṃ, bhikkhave, mahāsamuddo na matena kuṇapena saṃvasati. Yaṃ hoti mahāsamudde mataṃ kuṇapaṃ taṃ khippameva tīraṃ vāheti, thalaṃ ussāre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bj24.232, cck25.126, ms18Ud_394, ndp20.125, sc12, vri47.129</text:p>
          </table:table-cell>
          <table:table-cell office:value-type="string" calcext:value-type="string">
            <text:p>khippameva → khippaññeva (bj); khippaṃyeva (pts-vp-pli1, mr)</text:p>
          </table:table-cell>
        </table:table-row>
        <table:table-row table:style-name="ro1">
          <table:table-cell office:value-type="string" calcext:value-type="string">
            <text:p>ud5.5:12.2</text:p>
          </table:table-cell>
          <table:table-cell office:value-type="string" calcext:value-type="string">
            <text:p>Yampi, bhikkhave, mahāsamuddo na matena kuṇapena saṃvasati, yaṃ hoti mahāsamudde mataṃ kuṇapaṃ taṃ khippameva tīraṃ vāheti thalaṃ ussāre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12.3</text:p>
          </table:table-cell>
          <table:table-cell office:value-type="string" calcext:value-type="string">
            <text:p>ayaṃ, bhikkhave, mahāsamudde tatiyo acchariyo abbhuto dhammo, yaṃ disvā disvā asurā mahāsamudde abhiraman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13.1</text:p>
          </table:table-cell>
          <table:table-cell office:value-type="string" calcext:value-type="string">
            <text:p>Puna caparaṃ, bhikkhave, yā kāci mahānadiyo, seyyathidaṃ—gaṅgā yamunā aciravatī sarabhū mahī, tā mahāsamuddaṃ patvā jahanti purimāni nāmagottāni; ‘mahāsamuddo’tveva saṅkhaṃ gacchan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dr25.185, ms18Ud_395, sc13</text:p>
          </table:table-cell>
          <table:table-cell office:value-type="string" calcext:value-type="string">
            <text:p>patvā → pattā (sya-all, pts-vp-pli1, mr)</text:p>
          </table:table-cell>
        </table:table-row>
        <table:table-row table:style-name="ro1">
          <table:table-cell office:value-type="string" calcext:value-type="string">
            <text:p>ud5.5:13.2</text:p>
          </table:table-cell>
          <table:table-cell office:value-type="string" calcext:value-type="string">
            <text:p>Yampi, bhikkhave, yā kāci mahānadiyo, seyyathidaṃ—gaṅgā yamunā aciravatī sarabhū mahī tā mahāsamuddaṃ patvā jahanti purimāni nāmagottāni, ‘mahāsamuddo’tveva saṅkhaṃ gacchan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13.3</text:p>
          </table:table-cell>
          <table:table-cell office:value-type="string" calcext:value-type="string">
            <text:p>ayaṃ, bhikkhave, mahāsamudde catuttho acchariyo abbhuto dhammo, yaṃ disvā disvā asurā mahāsamudde abhiraman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14.1</text:p>
          </table:table-cell>
          <table:table-cell office:value-type="string" calcext:value-type="string">
            <text:p>Puna caparaṃ, bhikkhave, yā ca loke savantiyo mahāsamuddaṃ appenti, yā ca antalikkhā dhārā papatanti, na tena mahāsamuddassa ūnattaṃ vā pūrattaṃ vā paññāya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18Ud_396, pts-vp-pli54, sc14, sya25.154</text:p>
          </table:table-cell>
          <table:table-cell/>
        </table:table-row>
        <table:table-row table:style-name="ro1">
          <table:table-cell office:value-type="string" calcext:value-type="string">
            <text:p>ud5.5:14.2</text:p>
          </table:table-cell>
          <table:table-cell office:value-type="string" calcext:value-type="string">
            <text:p>Yampi, bhikkhave, yā ca loke savantiyo mahāsamuddaṃ appenti, yā ca antalikkhā dhārā papatanti, na tena mahāsamuddassa ūnattaṃ vā pūrattaṃ vā paññāya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14.3</text:p>
          </table:table-cell>
          <table:table-cell office:value-type="string" calcext:value-type="string">
            <text:p>ayaṃ, bhikkhave, mahāsamudde pañcamo acchariyo abbhuto dhammo, yaṃ disvā disvā asurā mahāsamudde abhiraman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15.1</text:p>
          </table:table-cell>
          <table:table-cell office:value-type="string" calcext:value-type="string">
            <text:p>Puna caparaṃ, bhikkhave, mahāsamuddo ekaraso loṇaras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c0.167, ms18Ud_397, sc15</text:p>
          </table:table-cell>
          <table:table-cell/>
        </table:table-row>
        <table:table-row table:style-name="ro1">
          <table:table-cell office:value-type="string" calcext:value-type="string">
            <text:p>ud5.5:15.2</text:p>
          </table:table-cell>
          <table:table-cell office:value-type="string" calcext:value-type="string">
            <text:p>Yampi, bhikkhave, mahāsamuddo ekaraso loṇaras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15.3</text:p>
          </table:table-cell>
          <table:table-cell office:value-type="string" calcext:value-type="string">
            <text:p>ayaṃ, bhikkhave, mahāsamudde chaṭṭho acchariyo abbhuto dhammo, yaṃ disvā disvā asurā mahāsamudde abhiraman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16.1</text:p>
          </table:table-cell>
          <table:table-cell office:value-type="string" calcext:value-type="string">
            <text:p>Puna caparaṃ, bhikkhave, mahāsamuddo bahuratano anekaratano. Tatrimāni ratanāni, seyyathidaṃ—muttā maṇi veḷuriyo saṅkho silā pavāḷaṃ rajataṃ jātarūpaṃ lohitaṅgo masāragall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cck25.127, csp1ed18.141, csp2ed18.141, ms18Ud_398, sc16</text:p>
          </table:table-cell>
          <table:table-cell office:value-type="string" calcext:value-type="string">
            <text:p>lohitaṅgo → lohitaṅko (bj, pts-vp-pli1); lohitako (?)</text:p>
          </table:table-cell>
        </table:table-row>
        <table:table-row table:style-name="ro1">
          <table:table-cell office:value-type="string" calcext:value-type="string">
            <text:p>ud5.5:16.2</text:p>
          </table:table-cell>
          <table:table-cell office:value-type="string" calcext:value-type="string">
            <text:p>Yampi, bhikkhave, mahāsamuddo bahuratano anekaratano, tatrimāni ratanāni, seyyathidaṃ—muttā maṇi veḷuriyo saṅkho silā pavāḷaṃ rajataṃ jātarūpaṃ lohitaṅgo masāragall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16.3</text:p>
          </table:table-cell>
          <table:table-cell office:value-type="string" calcext:value-type="string">
            <text:p>ayaṃ, bhikkhave, mahāsamudde sattamo acchariyo abbhuto dhammo, yaṃ disvā disvā asurā mahāsamudde abhiraman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17.1</text:p>
          </table:table-cell>
          <table:table-cell office:value-type="string" calcext:value-type="string">
            <text:p>Puna caparaṃ, bhikkhave, mahāsamuddo mahataṃ bhūtānaṃ āvāso. Tatrime bhūtā—timi timiṅgalo timitimiṅgalo asurā nāgā gandhabbā. Santi mahāsamudde yojanasatikāpi attabhāvā, dviyojanasatikāpi attabhāvā, tiyojanasatikāpi attabhāvā, catuyojanasatikāpi attabhāvā, pañcayojanasatikāpi attabhāv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bj24.234, dr25.186, ms18Ud_399, ndp20.126, sc17, sya25.155, vri47.130</text:p>
          </table:table-cell>
          <table:table-cell office:value-type="string" calcext:value-type="string">
            <text:p>timi timiṅgalo timitimiṅgalo → timi timiṅgalo timirapiṅgalo (bj, pts-vp-pli1 an8.19:1 [19. Pahārādasutta])</text:p>
          </table:table-cell>
        </table:table-row>
        <table:table-row table:style-name="ro1">
          <table:table-cell office:value-type="string" calcext:value-type="string">
            <text:p>ud5.5:17.2</text:p>
          </table:table-cell>
          <table:table-cell office:value-type="string" calcext:value-type="string">
            <text:p>Yampi, bhikkhave, mahāsamuddo mahataṃ bhūtānaṃ āvāso, tatrime bhūtā—timi timiṅgalo timitimiṅgalo asurā nāgā gandhabbā, santi mahāsamudde yojanasatikāpi attabhāvā dviyojanasatikāpi attabhāvā …pe… pañcayojanasatikāpi attabhāv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17.3</text:p>
          </table:table-cell>
          <table:table-cell office:value-type="string" calcext:value-type="string">
            <text:p>ayaṃ, bhikkhave, mahāsamudde aṭṭhamo acchariyo abbhuto dhammo, yaṃ disvā disvā asurā mahāsamudde abhiraman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17.4</text:p>
          </table:table-cell>
          <table:table-cell office:value-type="string" calcext:value-type="string">
            <text:p>Ime kho, bhikkhave, aṭṭha mahāsamudde acchariyā abbhutā dhammā ye disvā disvā asurā mahāsamudde abhiraman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18.1</text:p>
          </table:table-cell>
          <table:table-cell office:value-type="string" calcext:value-type="string">
            <text:p>Evamevaṃ kho, bhikkhave, imasmiṃ dhammavinaye aṭṭha acchariyā abbhutā dhammā, ye disvā disvā bhikkhū imasmiṃ dhammavinaye abhiraman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18Ud_400, sc18</text:p>
          </table:table-cell>
          <table:table-cell/>
        </table:table-row>
        <table:table-row table:style-name="ro1">
          <table:table-cell office:value-type="string" calcext:value-type="string">
            <text:p>ud5.5:18.2</text:p>
          </table:table-cell>
          <table:table-cell office:value-type="string" calcext:value-type="string">
            <text:p>Katame aṭṭha?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19.1</text:p>
          </table:table-cell>
          <table:table-cell office:value-type="string" calcext:value-type="string">
            <text:p>Seyyathāpi, bhikkhave, mahāsamuddo anupubbaninno anupubbapoṇo anupubbapabbhāro, na āyatakeneva papāt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c0.168, ms18Ud_401, sc19</text:p>
          </table:table-cell>
          <table:table-cell/>
        </table:table-row>
        <table:table-row table:style-name="ro1">
          <table:table-cell office:value-type="string" calcext:value-type="string">
            <text:p>ud5.5:19.2</text:p>
          </table:table-cell>
          <table:table-cell office:value-type="string" calcext:value-type="string">
            <text:p>evamevaṃ kho, bhikkhave, imasmiṃ dhammavinaye anupubbasikkhā anupubbakiriyā anupubbapaṭipadā, na āyatakeneva aññāpaṭivedh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19.3</text:p>
          </table:table-cell>
          <table:table-cell office:value-type="string" calcext:value-type="string">
            <text:p>Yampi, bhikkhave, imasmiṃ dhammavinaye anupubbasikkhā anupubbakiriyā anupubbapaṭipadā, na āyatakeneva aññāpaṭivedh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19.4</text:p>
          </table:table-cell>
          <table:table-cell office:value-type="string" calcext:value-type="string">
            <text:p>ayaṃ, bhikkhave, imasmiṃ dhammavinaye paṭhamo acchariyo abbhuto dhammo, yaṃ disvā disvā bhikkhū imasmiṃ dhammavinaye abhiraman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20.1</text:p>
          </table:table-cell>
          <table:table-cell office:value-type="string" calcext:value-type="string">
            <text:p>Seyyathāpi, bhikkhave, mahāsamuddo ṭhitadhammo velaṃ nātivatta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cck25.128, csp1ed18.142, csp2ed18.142, dr25.187, ms18Ud_402, pts-vp-pli55, sc20, sya25.156</text:p>
          </table:table-cell>
          <table:table-cell/>
        </table:table-row>
        <table:table-row table:style-name="ro1">
          <table:table-cell office:value-type="string" calcext:value-type="string">
            <text:p>ud5.5:20.2</text:p>
          </table:table-cell>
          <table:table-cell office:value-type="string" calcext:value-type="string">
            <text:p>evamevaṃ kho, bhikkhave, yaṃ mayā sāvakānaṃ sikkhāpadaṃ paññattaṃ taṃ mama sāvakā jīvitahetupi nātikkaman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20.3</text:p>
          </table:table-cell>
          <table:table-cell office:value-type="string" calcext:value-type="string">
            <text:p>Yampi, bhikkhave, mayā sāvakānaṃ sikkhāpadaṃ paññattaṃ taṃ mama sāvakā jīvitahetupi nātikkaman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20.4</text:p>
          </table:table-cell>
          <table:table-cell office:value-type="string" calcext:value-type="string">
            <text:p>ayaṃ, bhikkhave, imasmiṃ dhammavinaye dutiyo acchariyo abbhuto dhammo, yaṃ disvā disvā bhikkhū imasmiṃ dhammavinaye abhiraman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21.1</text:p>
          </table:table-cell>
          <table:table-cell office:value-type="string" calcext:value-type="string">
            <text:p>Seyyathāpi, bhikkhave, mahāsamuddo na matena kuṇapena saṃvasati; yaṃ hoti mahāsamudde mataṃ kuṇapaṃ taṃ khippameva tīraṃ vāheti, thalaṃ ussāre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bj24.236, ms18Ud_403, ndp20.127, sc21, sya25.157, vri47.131</text:p>
          </table:table-cell>
          <table:table-cell/>
        </table:table-row>
        <table:table-row table:style-name="ro1">
          <table:table-cell office:value-type="string" calcext:value-type="string">
            <text:p>ud5.5:21.2</text:p>
          </table:table-cell>
          <table:table-cell office:value-type="string" calcext:value-type="string">
            <text:p>evamevaṃ kho, bhikkhave, yo so puggalo dussīlo pāpadhammo asuci saṅkassarasamācāro paṭicchannakammanto assamaṇo samaṇapaṭiñño abrahmacārī brahmacāripaṭiñño antopūti avassuto kasambujāto, na tena saṅgho saṃvasati; atha kho naṃ khippameva sannipatitvā ukkhipati. Kiñcāpi so hoti majjhe bhikkhusaṅghassa nisinno, atha kho so ārakāva saṅghamhā, saṅgho ca tena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21.3</text:p>
          </table:table-cell>
          <table:table-cell office:value-type="string" calcext:value-type="string">
            <text:p>Yampi, bhikkhave, yo so puggalo dussīlo pāpadhammo asuci saṅkassarasamācāro paṭicchannakammanto assamaṇo samaṇapaṭiñño abrahmacārī brahmacāripaṭiñño antopūti avassuto kasambujāto, na tena saṅgho saṃvasati; khippameva naṃ sannipatitvā ukkhipati. Kiñcāpi so hoti majjhe bhikkhusaṅghassa nisinno, atha kho so ārakāva saṅghamhā, saṅgho ca ten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21.4</text:p>
          </table:table-cell>
          <table:table-cell office:value-type="string" calcext:value-type="string">
            <text:p>ayaṃ, bhikkhave, imasmiṃ dhammavinaye tatiyo acchariyo abbhuto dhammo, yaṃ disvā disvā bhikkhū imasmiṃ dhammavinaye abhiraman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22.1</text:p>
          </table:table-cell>
          <table:table-cell office:value-type="string" calcext:value-type="string">
            <text:p>Seyyathāpi, bhikkhave, yā kāci mahānadiyo, seyyathidaṃ—gaṅgā yamunā aciravatī sarabhū mahī tā mahāsamuddaṃ patvā jahanti purimāni nāmagottāni, ‘mahāsamuddo’tveva saṅkhaṃ gacchan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cck25.129, csp1ed18.143, csp2ed18.143, dr25.188, mc0.169, ms18Ud_404, sc22</text:p>
          </table:table-cell>
          <table:table-cell/>
        </table:table-row>
        <table:table-row table:style-name="ro1">
          <table:table-cell office:value-type="string" calcext:value-type="string">
            <text:p>ud5.5:22.2</text:p>
          </table:table-cell>
          <table:table-cell office:value-type="string" calcext:value-type="string">
            <text:p>evamevaṃ kho, bhikkhave, cattāro vaṇṇā—khattiyā, brāhmaṇā, vessā, suddā te tathāgatappavedite dhammavinaye agārasmā anagāriyaṃ pabbajitvā jahanti purimāni nāmagottāni, ‘samaṇā sakyaputtiyā’tveva saṅkhaṃ gacchan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/>
          <table:table-cell office:value-type="string" calcext:value-type="string">
            <text:p>pabbajitvā → pabbajitā (si)</text:p>
          </table:table-cell>
        </table:table-row>
        <table:table-row table:style-name="ro1">
          <table:table-cell office:value-type="string" calcext:value-type="string">
            <text:p>ud5.5:22.3</text:p>
          </table:table-cell>
          <table:table-cell office:value-type="string" calcext:value-type="string">
            <text:p>Yampi, bhikkhave, cattāro vaṇṇā—khattiyā, brāhmaṇā, vessā, suddā te tathāgatappavedite dhammavinaye agārasmā anagāriyaṃ pabbajitvā jahanti purimāni nāmagottāni, ‘samaṇā sakyaputtiyā’tveva saṅkhaṃ gacchan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22.4</text:p>
          </table:table-cell>
          <table:table-cell office:value-type="string" calcext:value-type="string">
            <text:p>ayaṃ, bhikkhave, imasmiṃ dhammavinaye catuttho acchariyo abbhuto dhammo, yaṃ disvā disvā bhikkhū imasmiṃ dhammavinaye abhiraman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23.1</text:p>
          </table:table-cell>
          <table:table-cell office:value-type="string" calcext:value-type="string">
            <text:p>Seyyathāpi, bhikkhave, yā ca loke savantiyo mahāsamuddaṃ appenti, yā ca antalikkhā dhārā papatanti, na tena mahāsamuddassa ūnattaṃ vā pūrattaṃ vā paññāya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18Ud_405, ndp20.128, sc23, sya25.158</text:p>
          </table:table-cell>
          <table:table-cell/>
        </table:table-row>
        <table:table-row table:style-name="ro1">
          <table:table-cell office:value-type="string" calcext:value-type="string">
            <text:p>ud5.5:23.2</text:p>
          </table:table-cell>
          <table:table-cell office:value-type="string" calcext:value-type="string">
            <text:p>evamevaṃ kho, bhikkhave, bahū cepi bhikkhū anupādisesāya nibbānadhātuyā parinibbāyanti, na tena nibbānadhātuyā ūnattaṃ vā pūrattaṃ vā paññāya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23.3</text:p>
          </table:table-cell>
          <table:table-cell office:value-type="string" calcext:value-type="string">
            <text:p>Yampi, bhikkhave, bahū cepi bhikkhū anupādisesāya nibbānadhātuyā parinibbāyanti, na tena nibbānadhātuyā ūnattaṃ vā pūrattaṃ vā paññāya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23.4</text:p>
          </table:table-cell>
          <table:table-cell office:value-type="string" calcext:value-type="string">
            <text:p>ayaṃ, bhikkhave, imasmiṃ dhammavinaye pañcamo acchariyo abbhuto dhammo, yaṃ disvā disvā bhikkhū imasmiṃ dhammavinaye abhiraman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24.1</text:p>
          </table:table-cell>
          <table:table-cell office:value-type="string" calcext:value-type="string">
            <text:p>Seyyathāpi, bhikkhave, mahāsamuddo ekaraso loṇaras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dr25.189, ms18Ud_406, pts-vp-pli56, sc24, vri47.132</text:p>
          </table:table-cell>
          <table:table-cell/>
        </table:table-row>
        <table:table-row table:style-name="ro1">
          <table:table-cell office:value-type="string" calcext:value-type="string">
            <text:p>ud5.5:24.2</text:p>
          </table:table-cell>
          <table:table-cell office:value-type="string" calcext:value-type="string">
            <text:p>evamevaṃ kho, bhikkhave, ayaṃ dhammavinayo ekaraso vimuttiras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24.3</text:p>
          </table:table-cell>
          <table:table-cell office:value-type="string" calcext:value-type="string">
            <text:p>Yampi, bhikkhave, ayaṃ dhammavinayo ekaraso vimuttiras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24.4</text:p>
          </table:table-cell>
          <table:table-cell office:value-type="string" calcext:value-type="string">
            <text:p>ayaṃ, bhikkhave, imasmiṃ dhammavinaye chaṭṭho acchariyo abbhuto dhammo, yaṃ disvā disvā bhikkhū imasmiṃ dhammavinaye abhiraman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25.1</text:p>
          </table:table-cell>
          <table:table-cell office:value-type="string" calcext:value-type="string">
            <text:p>Seyyathāpi, bhikkhave, mahāsamuddo bahuratano anekaratano, tatrimāni ratanāni, seyyathidaṃ—muttā maṇi veḷuriyo saṅkho silā pavāḷaṃ rajataṃ jātarūpaṃ lohitaṅgo masāragall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bj24.238, cck25.130, mc0.170, ms18Ud_407, sc25</text:p>
          </table:table-cell>
          <table:table-cell/>
        </table:table-row>
        <table:table-row table:style-name="ro1">
          <table:table-cell office:value-type="string" calcext:value-type="string">
            <text:p>ud5.5:25.2</text:p>
          </table:table-cell>
          <table:table-cell office:value-type="string" calcext:value-type="string">
            <text:p>evamevaṃ kho, bhikkhave, ayaṃ dhammavinayo bahuratano anekaratano; tatrimāni ratanāni, seyyathidaṃ—cattāro satipaṭṭhānā, cattāro sammappadhānā, cattāro iddhipādā, pañcindriyāni, pañca balāni, satta bojjhaṅgā, ariyo aṭṭhaṅgiko magg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25.3</text:p>
          </table:table-cell>
          <table:table-cell office:value-type="string" calcext:value-type="string">
            <text:p>Yampi, bhikkhave, ayaṃ dhammavinayo bahuratano anekaratano, tatrimāni ratanāni, seyyathidaṃ—cattāro satipaṭṭhānā, cattāro sammappadhānā, cattāro iddhipādā, pañcindriyāni, pañca balāni, satta bojjhaṅgā, ariyo aṭṭhaṅgiko magg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25.4</text:p>
          </table:table-cell>
          <table:table-cell office:value-type="string" calcext:value-type="string">
            <text:p>ayaṃ, bhikkhave, imasmiṃ dhammavinaye sattamo acchariyo abbhuto dhammo, yaṃ disvā disvā bhikkhū imasmiṃ dhammavinaye abhiraman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26.1</text:p>
          </table:table-cell>
          <table:table-cell office:value-type="string" calcext:value-type="string">
            <text:p>Seyyathāpi, bhikkhave, mahāsamuddo mahataṃ bhūtānaṃ āvāso, tatrime bhūtā—timi timiṅgalo timitimiṅgalo asurā nāgā gandhabbā, santi mahāsamudde yojanasatikāpi attabhāvā dviyojanasatikāpi attabhāvā tiyojanasatikāpi attabhāvā catuyojanasatikāpi attabhāvā pañcayojanasatikāpi attabhāv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csp1ed18.144, csp2ed18.144, dr25.190, ms18Ud_408, ndp20.129, sc26, sya25.159</text:p>
          </table:table-cell>
          <table:table-cell/>
        </table:table-row>
        <table:table-row table:style-name="ro1">
          <table:table-cell office:value-type="string" calcext:value-type="string">
            <text:p>ud5.5:26.2</text:p>
          </table:table-cell>
          <table:table-cell office:value-type="string" calcext:value-type="string">
            <text:p>evamevaṃ kho, bhikkhave, ayaṃ dhammavinayo mahataṃ bhūtānaṃ āvāso;tatrime bhūtā—sotāpanno, sotāpattiphalasacchikiriyāya paṭipanno, sakadāgāmī, sakadāgāmiphalasacchikiriyāya paṭipanno, anāgāmī, anāgāmiphalasacchikiriyāya paṭipanno, arahā, arahattāya paṭipann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/>
          <table:table-cell office:value-type="string" calcext:value-type="string">
            <text:p>paṭipanno, arahā, arahattāya → arahattaphalasacchikiriyāya (bj)</text:p>
          </table:table-cell>
        </table:table-row>
        <table:table-row table:style-name="ro1">
          <table:table-cell office:value-type="string" calcext:value-type="string">
            <text:p>ud5.5:26.3</text:p>
          </table:table-cell>
          <table:table-cell office:value-type="string" calcext:value-type="string">
            <text:p>Yampi, bhikkhave, ayaṃ dhammavinayo mahataṃ bhūtānaṃ āvāso, tatrime bhūtā—sotāpanno, sotāpattiphalasacchikiriyāya paṭipanno, sakadāgāmī, sakadāgāmiphalasacchikiriyāya paṭipanno, anāgāmī, anāgāmiphalasacchikiriyāya paṭipanno, arahā, arahattāya paṭipann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26.4</text:p>
          </table:table-cell>
          <table:table-cell office:value-type="string" calcext:value-type="string">
            <text:p>ayaṃ, bhikkhave, imasmiṃ dhammavinaye aṭṭhamo acchariyo abbhuto dhammo, yaṃ disvā disvā bhikkhū imasmiṃ dhammavinaye abhiraman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26.5</text:p>
          </table:table-cell>
          <table:table-cell office:value-type="string" calcext:value-type="string">
            <text:p>Ime kho, bhikkhave, imasmiṃ dhammavinaye aṭṭha acchariyā abbhutā dhammā, ye disvā disvā bhikkhū imasmiṃ dhammavinaye abhiramantī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27.1</text:p>
          </table:table-cell>
          <table:table-cell office:value-type="string" calcext:value-type="string">
            <text:p>Atha kho bhagavā etamatthaṃ viditvā tāyaṃ velāyaṃ imaṃ udānaṃ udānesi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/p&gt;</text:p>
          </table:table-cell>
          <table:table-cell office:value-type="string" calcext:value-type="string">
            <text:p>ms18Ud_409, sc27</text:p>
          </table:table-cell>
          <table:table-cell/>
        </table:table-row>
        <table:table-row table:style-name="ro1">
          <table:table-cell office:value-type="string" calcext:value-type="string">
            <text:p>ud5.5:28.1</text:p>
          </table:table-cell>
          <table:table-cell office:value-type="string" calcext:value-type="string">
            <text:p>“Channamativassa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cck25.131, ms18Ud_410, sc28, vns58</text:p>
          </table:table-cell>
          <table:table-cell/>
        </table:table-row>
        <table:table-row table:style-name="ro1">
          <table:table-cell office:value-type="string" calcext:value-type="string">
            <text:p>ud5.5:28.2</text:p>
          </table:table-cell>
          <table:table-cell office:value-type="string" calcext:value-type="string">
            <text:p>vivaṭaṃ nātivassa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28.3</text:p>
          </table:table-cell>
          <table:table-cell office:value-type="string" calcext:value-type="string">
            <text:p>Tasmā channaṃ vivareth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28.4</text:p>
          </table:table-cell>
          <table:table-cell office:value-type="string" calcext:value-type="string">
            <text:p>evaṃ taṃ nātivassatī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5.5:28.5</text:p>
          </table:table-cell>
          <table:table-cell office:value-type="string" calcext:value-type="string">
            <text:p>Pañcam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endsection'&gt;{}&lt;/p&gt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19:46:36.115533</meta:creation-date>
    <dc:date>2020-06-19T20:00:09.449838199</dc:date>
    <meta:generator>LibreOffice/6.4.2.2$Linux_X86_64 LibreOffice_project/40$Build-2</meta:generator>
    <meta:editing-cycles>7</meta:editing-cycles>
    <meta:editing-duration>PT13M13S</meta:editing-duration>
    <meta:document-statistic meta:table-count="1" meta:cell-count="635" meta:object-count="0"/>
  </office:meta>
</office:document-meta>
</file>